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2.118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10.028cm"/>
    </style:style>
    <style:style style:name="co5" style:family="table-column">
      <style:table-column-properties fo:break-before="auto" style:column-width="3.53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 style:data-style-name="N140">
      <style:table-cell-properties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15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15" table:number-columns-repeated="16380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10" office:value-type="string" calcext:value-type="string">
            <text:p>시작</text:p>
          </table:table-cell>
          <table:table-cell table:style-name="ce10" office:value-type="string" calcext:value-type="string">
            <text:p>끝</text:p>
          </table:table-cell>
          <table:table-cell table:style-name="ce10" office:value-type="string" calcext:value-type="string">
            <text:p>제목</text:p>
          </table:table-cell>
          <table:table-cell table:style-name="ce15" table:number-columns-repeated="1638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0-10" calcext:value-type="date">
            <text:p>23.10.10</text:p>
          </table:table-cell>
          <table:table-cell table:style-name="ce11" office:value-type="date" office:date-value="2023-10-23" calcext:value-type="date">
            <text:p>23.10.23</text:p>
          </table:table-cell>
          <table:table-cell table:style-name="ce9" office:value-type="string" calcext:value-type="string">
            <text:p>해리포터와 마법사의 돌</text:p>
          </table:table-cell>
          <table:table-cell table:style-name="ce15" table:number-columns-repeated="16380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1" office:value-type="date" office:date-value="2023-10-24" calcext:value-type="date">
            <text:p>23.10.24</text:p>
          </table:table-cell>
          <table:table-cell table:style-name="ce11" office:value-type="date" office:date-value="2023-10-28" calcext:value-type="date">
            <text:p>23.10.28</text:p>
          </table:table-cell>
          <table:table-cell table:style-name="ce9" office:value-type="string" calcext:value-type="string">
            <text:p>해리포터와 비밀의 방</text:p>
          </table:table-cell>
          <table:table-cell table:style-name="ce15" table:number-columns-repeated="16380"/>
        </table:table-row>
        <table:table-row table:style-name="ro1" table:number-rows-repeated="12">
          <table:table-cell/>
          <table:table-cell table:style-name="ce29" table:number-columns-repeated="2"/>
          <table:table-cell table:style-name="ce22"/>
          <table:table-cell table:number-columns-repeated="16380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list.D3:list.D4">
            <calcext:condition calcext:apply-style-name="Error" calcext:value="duplicate" calcext:base-cell-address="list.D3"/>
          </calcext:conditional-format>
        </calcext:conditional-formats>
      </table:table>
      <table:named-expressions/>
      <table:database-ranges>
        <table:database-range table:name="__Anonymous_Sheet_DB__0" table:target-range-address="list.B2:list.D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date-style style:name="N138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9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40">
      <number:year/>
      <number:text>.</number:text>
      <number:month number:style="long"/>
      <number:text>.</number:text>
      <number:day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7">00/00/0000</text:date>, <text:time style:data-style-name="N2" text:time-value="12:24:25.176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1-17T13:07:21.725000000</dc:date>
    <meta:editing-duration>PT19H21M4S</meta:editing-duration>
    <meta:editing-cycles>392</meta:editing-cycles>
    <meta:document-statistic meta:table-count="1" meta:cell-count="16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
	'
	InitKoreanPartsList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